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umble de Légumes au Pecorino</text:h>
      <text:p text:style-name="Horizontal_20_Line"/>
      <text:h text:style-name="Heading_20_3" text:outline-level="3">Temps de Préparation :</text:h>
      <text:list text:style-name="L1">
        <text:list-item>
          <text:p text:style-name="P2"><text:span text:style-name="Strong_20_Emphasis">En cuisine</text:span>: 20-25 min</text:p>
        </text:list-item>
        <text:list-item>
          <text:p text:style-name="P1"><text:span text:style-name="Strong_20_Emphasis">À table dans</text:span>: 30-4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4">Plat à four</text:p>
        </text:list-item>
        <text:list-item>
          <text:p text:style-name="P4">2 saladiers</text:p>
        </text:list-item>
        <text:list-item>
          <text:p text:style-name="P3">Wok ou sauteuse</text:p>
        </text:list-item>
      </text:list>
      <text:p text:style-name="Horizontal_20_Line"/>
      <text:h text:style-name="Heading_20_3" text:outline-level="3">Ingrédients pour 2 Personnes :</text:h>
      <text:list text:style-name="L3">
        <text:list-item>
          <text:p text:style-name="P6"><text:span text:style-name="Strong_20_Emphasis">Courgette</text:span> : 1 pièce</text:p>
        </text:list-item>
        <text:list-item>
          <text:p text:style-name="P6"><text:span text:style-name="Strong_20_Emphasis">Tomates</text:span> : 2 pièces</text:p>
        </text:list-item>
        <text:list-item>
          <text:p text:style-name="P6"><text:span text:style-name="Strong_20_Emphasis">Poivron</text:span> : 1 pièce</text:p>
        </text:list-item>
        <text:list-item>
          <text:p text:style-name="P6"><text:span text:style-name="Strong_20_Emphasis">Gousse d'ail</text:span> : 1 pièce</text:p>
        </text:list-item>
        <text:list-item>
          <text:p text:style-name="P6"><text:span text:style-name="Strong_20_Emphasis">Oignon</text:span> : 1 pièce</text:p>
        </text:list-item>
        <text:list-item>
          <text:p text:style-name="P6"><text:span text:style-name="Strong_20_Emphasis">Chair de tomates</text:span> : 1 paquet</text:p>
        </text:list-item>
        <text:list-item>
          <text:p text:style-name="P6"><text:span text:style-name="Strong_20_Emphasis">Paprika en poudre</text:span> : 1/2 sachet</text:p>
        </text:list-item>
        <text:list-item>
          <text:p text:style-name="P6"><text:span text:style-name="Strong_20_Emphasis">Pecorino râpé</text:span> : 1 sachet</text:p>
        </text:list-item>
        <text:list-item>
          <text:p text:style-name="P6"><text:span text:style-name="Strong_20_Emphasis">Chapelure panko</text:span> : 1 sachet</text:p>
        </text:list-item>
        <text:list-item>
          <text:p text:style-name="P6"><text:span text:style-name="Strong_20_Emphasis">Herbes de Provence</text:span> : 1/2 sachet</text:p>
        </text:list-item>
        <text:list-item>
          <text:p text:style-name="P5"><text:span text:style-name="Strong_20_Emphasis">Salade</text:span> : 1 sachet</text:p>
        </text:list-item>
      </text:list>
      <text:h text:style-name="Heading_20_4" text:outline-level="4">À ajouter vous-même :</text:h>
      <text:list text:style-name="L4">
        <text:list-item>
          <text:p text:style-name="P8"><text:span text:style-name="Strong_20_Emphasis">Huile d'olive</text:span> : 4 cs</text:p>
        </text:list-item>
        <text:list-item>
          <text:p text:style-name="P8"><text:span text:style-name="Strong_20_Emphasis">Vinaigre balsamique noir</text:span> : 2 cs</text:p>
        </text:list-item>
        <text:list-item>
          <text:p text:style-name="P8"><text:span text:style-name="Strong_20_Emphasis">Beurre</text:span> : 50 g</text:p>
        </text:list-item>
        <text:list-item>
          <text:p text:style-name="P8"><text:span text:style-name="Strong_20_Emphasis">Farine</text:span> : 3 cs</text:p>
        </text:list-item>
        <text:list-item>
          <text:p text:style-name="P8"><text:span text:style-name="Strong_20_Emphasis">Moutarde</text:span> : 1/2 cc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ation des ingrédients</text:h>
      <text:list text:style-name="L5">
        <text:list-item>
          <text:p text:style-name="P10"><text:span text:style-name="Strong_20_Emphasis">Préchauffez</text:span> le four à 200°C (180°C chaleur tournante).</text:p>
        </text:list-item>
        <text:list-item>
          <text:p text:style-name="P10"><text:span text:style-name="Strong_20_Emphasis">Coupez</text:span> la courgette en rondelles de 5 mm et les tomates en petits dés.</text:p>
        </text:list-item>
        <text:list-item>
          <text:p text:style-name="P10"><text:span text:style-name="Strong_20_Emphasis">Épépinez</text:span> et coupez le poivron en fines lanières de 5 mm.</text:p>
        </text:list-item>
        <text:list-item>
          <text:p text:style-name="P9"><text:span text:style-name="Strong_20_Emphasis">Ciselez</text:span> l'ail et l'oignon.</text:p>
        </text:list-item>
      </text:list>
      <text:h text:style-name="Heading_20_4" text:outline-level="4"><text:soft-page-break/>Étape 2 : Cuire les légumes</text:h>
      <text:list text:style-name="L6">
        <text:list-item>
          <text:p text:style-name="P12"><text:span text:style-name="Strong_20_Emphasis">Faites chauffer</text:span> un filet d'huile d'olive dans un wok ou une sauteuse à feu moyen-vif.</text:p>
        </text:list-item>
        <text:list-item>
          <text:p text:style-name="P12"><text:span text:style-name="Strong_20_Emphasis">Faites revenir</text:span> l'oignon, l'ail, le poivron et la courgette pendant 3-5 min.</text:p>
        </text:list-item>
        <text:list-item>
          <text:p text:style-name="P12"><text:span text:style-name="Strong_20_Emphasis">Déglacez</text:span> avec 1/2 cs de vinaigre balsamique noir par personne.</text:p>
        </text:list-item>
        <text:list-item>
          <text:p text:style-name="P12"><text:span text:style-name="Strong_20_Emphasis">Ajoutez</text:span> les tomates, la chair de tomates et 1/4 sachet de paprika par personne.</text:p>
        </text:list-item>
        <text:list-item>
          <text:p text:style-name="P12"><text:span text:style-name="Strong_20_Emphasis">Faites mijoter</text:span> à feu moyen pendant 8-10 min. Salez et poivrez.</text:p>
        </text:list-item>
        <text:list-item>
          <text:p text:style-name="P11"><text:span text:style-name="Strong_20_Emphasis">CONSEIL</text:span> : Ajoutez un filet d'eau si le mélange devient trop sec.</text:p>
        </text:list-item>
      </text:list>
      <text:h text:style-name="Heading_20_4" text:outline-level="4">Étape 3 : Préparer le crumble</text:h>
      <text:list text:style-name="L7">
        <text:list-item>
          <text:p text:style-name="P14"><text:span text:style-name="Strong_20_Emphasis">Dans un saladier</text:span>, mélangez du bout des doigts le beurre froid, le pecorino râpé, la farine, la chapelure et les herbes de Provence pendant 1-2 min.</text:p>
        </text:list-item>
        <text:list-item>
          <text:p text:style-name="P14">Continuez jusqu'à obtenir un mélange sableux dans lequel le beurre est bien incorporé.</text:p>
        </text:list-item>
        <text:list-item>
          <text:p text:style-name="P13"><text:span text:style-name="Strong_20_Emphasis">CONSEIL</text:span> : Pour réaliser un crumble, privilégiez un beurre bien froid qui se mélangera mieux aux poudres (farine, fromage, etc.).</text:p>
        </text:list-item>
      </text:list>
      <text:h text:style-name="Heading_20_4" text:outline-level="4">Étape 4 : Enfourner le crumble</text:h>
      <text:list text:style-name="L8">
        <text:list-item>
          <text:p text:style-name="P16"><text:span text:style-name="Strong_20_Emphasis">Avec un pinceau</text:span>, badigeonnez un plat à four rectangulaire plus long que haut avec un trait d'huile d'olive.</text:p>
        </text:list-item>
        <text:list-item>
          <text:p text:style-name="P16"><text:span text:style-name="Strong_20_Emphasis">Déposez</text:span> les légumes mijotés dans le plat.</text:p>
        </text:list-item>
        <text:list-item>
          <text:p text:style-name="P16"><text:span text:style-name="Strong_20_Emphasis">Répartissez</text:span> le crumble au pecorino par-dessus.</text:p>
        </text:list-item>
        <text:list-item>
          <text:p text:style-name="P16"><text:span text:style-name="Strong_20_Emphasis">Enfournez</text:span> pendant 20-25 min, ou jusqu'à ce qu'il soit bien doré.</text:p>
        </text:list-item>
        <text:list-item>
          <text:p text:style-name="P15"><text:span text:style-name="Strong_20_Emphasis">CONSEIL</text:span> : Si vous utilisez un plat plus haut que long, prolongez un peu le temps de cuisson.</text:p>
        </text:list-item>
      </text:list>
      <text:h text:style-name="Heading_20_4" text:outline-level="4">Étape 5 : Assaisonner la salade</text:h>
      <text:list text:style-name="L9">
        <text:list-item>
          <text:p text:style-name="P18"><text:span text:style-name="Strong_20_Emphasis">Dans un saladier</text:span>, faites une vinaigrette en mélangeant la moutarde avec un filet de vinaigre balsamique et d'huile d'olive. Salez et poivrez.</text:p>
        </text:list-item>
        <text:list-item>
          <text:p text:style-name="P17">Juste avant de servir, <text:span text:style-name="Strong_20_Emphasis">ajoutez</text:span> la salade, puis mélangez.</text:p>
        </text:list-item>
      </text:list>
      <text:h text:style-name="Heading_20_4" text:outline-level="4">Étape 6 : Servir</text:h>
      <text:list text:style-name="L10">
        <text:list-item>
          <text:p text:style-name="P20"><text:span text:style-name="Strong_20_Emphasis">Servez</text:span> la salade dans des assiettes.</text:p>
        </text:list-item>
        <text:list-item>
          <text:p text:style-name="P20"><text:span text:style-name="Strong_20_Emphasis">Disposez</text:span> une part de crumble à côté.</text:p>
        </text:list-item>
        <text:list-item>
          <text:p text:style-name="P19"><text:span text:style-name="Strong_20_Emphasis">CONSEIL</text:span> : Si vous n'êtes pas pressé(e), attendez quelques minutes avant de servir le crumble afin que les parts puissent mieux se tenir.</text:p>
        </text:list-item>
      </text:list>
      <text:p text:style-name="Horizontal_20_Line"/>
      <text:p text:style-name="Text_20_body"><text:span text:style-name="Strong_20_Emphasis">Valeurs Nutritionnelles :</text:span></text:p>
      <text:list text:style-name="L11">
        <text:list-item>
          <text:p text:style-name="P22"><text:span text:style-name="Strong_20_Emphasis">Par portion</text:span> : 3155 kJ / 754 kcal</text:p>
        </text:list-item>
        <text:list-item>
          <text:p text:style-name="P22"><text:span text:style-name="Strong_20_Emphasis">Pour 100 g</text:span> : 572 kJ / 137 kcal</text:p>
        </text:list-item>
        <text:list-item>
          <text:p text:style-name="P22"><text:span text:style-name="Strong_20_Emphasis">Lipides total</text:span> : 53 g</text:p>
        </text:list-item>
        <text:list-item>
          <text:p text:style-name="P22"><text:span text:style-name="Strong_20_Emphasis">Dont saturés</text:span> : 20,9 g</text:p>
        </text:list-item>
        <text:list-item>
          <text:p text:style-name="P22"><text:span text:style-name="Strong_20_Emphasis">Glucides</text:span> : 51 g</text:p>
        </text:list-item>
        <text:list-item>
          <text:p text:style-name="P22"><text:span text:style-name="Strong_20_Emphasis">Dont sucres</text:span> : 18,8 g</text:p>
        </text:list-item>
        <text:list-item>
          <text:p text:style-name="P22"><text:span text:style-name="Strong_20_Emphasis">Fibres</text:span> : 8 g</text:p>
        </text:list-item>
        <text:list-item>
          <text:p text:style-name="P22"><text:span text:style-name="Strong_20_Emphasis">Protéines</text:span> : 17 g</text:p>
        </text:list-item>
        <text:list-item>
          <text:p text:style-name="P21"><text:soft-page-break/><text:span text:style-name="Strong_20_Emphasis">Sel</text:span> : 1,9 g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0:35:59.397790825</meta:creation-date>
    <dc:date>2024-07-23T20:36:16.834908360</dc:date>
    <meta:editing-duration>PT18S</meta:editing-duration>
    <meta:editing-cycles>1</meta:editing-cycles>
    <meta:document-statistic meta:table-count="0" meta:image-count="0" meta:object-count="0" meta:page-count="3" meta:paragraph-count="69" meta:word-count="596" meta:character-count="3059" meta:non-whitespace-character-count="2586"/>
    <meta:generator>LibreOffice/7.6.7.2$Linux_X86_64 LibreOffice_project/60$Build-2</meta:generator>
  </office:meta>
</office:document-meta>
</file>